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text-properties officeooo:paragraph-rsid="000592e1"/>
    </style:style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Basic Functionalities of a Wi-Fi Access Point (AP)</text:span></text:span></text:h>
      <text:p text:style-name="P12"><text:span text:style-name="T2">A </text:span><text:span text:style-name="Strong_20_Emphasis"><text:span text:style-name="T2">Wi-Fi Access Point (AP)</text:span></text:span><text:span text:style-name="T2"> is a device that enables wireless devices to connect to a wired network. It acts as a </text:span><text:span text:style-name="Strong_20_Emphasis"><text:span text:style-name="T2">bridge</text:span></text:span><text:span text:style-name="T2"> between wired Ethernet and Wi-Fi devices, allowing them to communicate over a wireless network.</text:span></text:p>
      <text:p text:style-name="P12"><text:span text:style-name="Strong_20_Emphasis"><text:span text:style-name="T2">Key Functionalities of a Wi-Fi Access Point:</text:span></text:span></text:p>
      <text:h text:style-name="Heading_20_4" text:outline-level="4"><text:span text:style-name="Strong_20_Emphasis"><text:span text:style-name="T2">1. Wireless Signal Broadcasting</text:span></text:span></text:h>
      <text:list text:style-name="L1">
        <text:list-item>
          <text:p text:style-name="P1"><text:span text:style-name="T2">The AP transmits </text:span><text:span text:style-name="Strong_20_Emphasis"><text:span text:style-name="T2">Wi-Fi signals</text:span></text:span><text:span text:style-name="T2"> over radio frequencies (2.4 GHz, 5 GHz, or 6 GHz).</text:span></text:p>
        </text:list-item>
        <text:list-item>
          <text:p text:style-name="P13">Devices within range can detect and connect to the Wi-Fi network.</text:p>
        </text:list-item>
      </text:list>
      <text:h text:style-name="Heading_20_4" text:outline-level="4"><text:span text:style-name="Strong_20_Emphasis"><text:span text:style-name="T2">2. Network Access Management</text:span></text:span></text:h>
      <text:list text:style-name="L2">
        <text:list-item>
          <text:p text:style-name="P2"><text:span text:style-name="T2">The AP provides network access by assigning </text:span><text:span text:style-name="Strong_20_Emphasis"><text:span text:style-name="T2">IP addresses</text:span></text:span><text:span text:style-name="T2"> (via DHCP or relay to a DHCP server).</text:span></text:p>
        </text:list-item>
        <text:list-item>
          <text:p text:style-name="P2"><text:span text:style-name="T2">It authenticates users through security protocols like </text:span><text:span text:style-name="Strong_20_Emphasis"><text:span text:style-name="T2">WPA2, WPA3</text:span></text:span><text:span text:style-name="T2">.</text:span></text:p>
        </text:list-item>
      </text:list>
      <text:h text:style-name="Heading_20_4" text:outline-level="4"><text:span text:style-name="Strong_20_Emphasis"><text:span text:style-name="T2">3. Bridging Wired and Wireless Networks</text:span></text:span></text:h>
      <text:list text:style-name="L3">
        <text:list-item>
          <text:p text:style-name="P3"><text:span text:style-name="T2">APs connect to a wired network via </text:span><text:span text:style-name="Strong_20_Emphasis"><text:span text:style-name="T2">Ethernet cables</text:span></text:span><text:span text:style-name="T2">.</text:span></text:p>
        </text:list-item>
        <text:list-item>
          <text:p text:style-name="P3"><text:span text:style-name="T2">Converts data between </text:span><text:span text:style-name="Strong_20_Emphasis"><text:span text:style-name="T2">wired (Ethernet) and wireless (Wi-Fi)</text:span></text:span><text:span text:style-name="T2"> formats.</text:span></text:p>
        </text:list-item>
      </text:list>
      <text:h text:style-name="Heading_20_4" text:outline-level="4"><text:span text:style-name="Strong_20_Emphasis"><text:span text:style-name="T2">4. Roaming Support (ESS)</text:span></text:span></text:h>
      <text:list text:style-name="L4">
        <text:list-item>
          <text:p text:style-name="P4"><text:span text:style-name="T2">In larger networks, multiple APs allow users to move between areas </text:span><text:span text:style-name="Strong_20_Emphasis"><text:span text:style-name="T2">without losing connection</text:span></text:span><text:span text:style-name="T2">.</text:span></text:p>
        </text:list-item>
        <text:list-item>
          <text:p text:style-name="P4"><text:span text:style-name="T2">The network maintains the same </text:span><text:span text:style-name="Strong_20_Emphasis"><text:span text:style-name="T2">SSID</text:span></text:span><text:span text:style-name="T2"> across all APs.</text:span></text:p>
        </text:list-item>
      </text:list>
      <text:h text:style-name="Heading_20_4" text:outline-level="4"><text:span text:style-name="Strong_20_Emphasis"><text:span text:style-name="T2">5. Security and Encryption</text:span></text:span></text:h>
      <text:list text:style-name="L5">
        <text:list-item>
          <text:p text:style-name="P5"><text:span text:style-name="T2">Implements </text:span><text:span text:style-name="Strong_20_Emphasis"><text:span text:style-name="T2">Wi-Fi security protocols</text:span></text:span><text:span text:style-name="T2"> (WEP, WPA2, WPA3) to </text:span><text:span text:style-name="Strong_20_Emphasis"><text:span text:style-name="T2">prevent unauthorized access</text:span></text:span><text:span text:style-name="T2">.</text:span></text:p>
        </text:list-item>
        <text:list-item>
          <text:p text:style-name="P5"><text:span text:style-name="T2">Supports </text:span><text:span text:style-name="Strong_20_Emphasis"><text:span text:style-name="T2">MAC address filtering</text:span></text:span><text:span text:style-name="T2">, hiding SSID, and firewall rules for extra security.</text:span></text:p>
        </text:list-item>
      </text:list>
      <text:h text:style-name="Heading_20_4" text:outline-level="4"><text:span text:style-name="Strong_20_Emphasis"><text:span text:style-name="T2">6. Band and Channel Selection</text:span></text:span></text:h>
      <text:list text:style-name="L6">
        <text:list-item>
          <text:p text:style-name="P6"><text:span text:style-name="T2">Modern APs support </text:span><text:span text:style-name="Strong_20_Emphasis"><text:span text:style-name="T2">dual-band (2.4 GHz &amp; 5 GHz) or tri-band (6 GHz) Wi-Fi</text:span></text:span><text:span text:style-name="T2">.</text:span></text:p>
        </text:list-item>
        <text:list-item>
          <text:p text:style-name="P6"><text:span text:style-name="T2">Uses </text:span><text:span text:style-name="Strong_20_Emphasis"><text:span text:style-name="T2">Channel Selection</text:span></text:span><text:span text:style-name="T2"> to avoid interference and optimize performance.</text:span></text:p>
        </text:list-item>
      </text:list>
      <text:h text:style-name="Heading_20_4" text:outline-level="4"><text:span text:style-name="Strong_20_Emphasis"><text:span text:style-name="T2">7. Multiple SSID Support</text:span></text:span></text:h>
      <text:list text:style-name="L7">
        <text:list-item>
          <text:p text:style-name="P7"><text:span text:style-name="T2">An AP can broadcast </text:span><text:span text:style-name="Strong_20_Emphasis"><text:span text:style-name="T2">multiple SSIDs</text:span></text:span><text:span text:style-name="T2"> for different user groups (e.g., Guest Wi-Fi and Internal Wi-Fi).</text:span></text:p>
        </text:list-item>
        <text:list-item>
          <text:p text:style-name="P7"><text:span text:style-name="T2">Each SSID can have </text:span><text:span text:style-name="Strong_20_Emphasis"><text:span text:style-name="T2">separate security settings and VLAN assignments</text:span></text:span><text:span text:style-name="T2">.</text:span></text:p>
        </text:list-item>
      </text:list>
      <text:h text:style-name="Heading_20_4" text:outline-level="4"><text:span text:style-name="Strong_20_Emphasis"><text:span text:style-name="T2">8. Load Balancing and QoS</text:span></text:span></text:h>
      <text:list text:style-name="L8">
        <text:list-item>
          <text:p text:style-name="P8"><text:span text:style-name="Strong_20_Emphasis"><text:span text:style-name="T2">Load balancing</text:span></text:span><text:span text:style-name="T2"> ensures multiple APs share network traffic efficiently.</text:span></text:p>
        </text:list-item>
        <text:list-item>
          <text:p text:style-name="P8"><text:soft-page-break/><text:span text:style-name="Strong_20_Emphasis"><text:span text:style-name="T2">Quality of Service (QoS)</text:span></text:span><text:span text:style-name="T2"> prioritizes bandwidth for specific applications (e.g., video calls over downloads).</text:span></text:p>
        </text:list-item>
      </text:list>
      <text:h text:style-name="Heading_20_4" text:outline-level="4"><text:span text:style-name="Strong_20_Emphasis"><text:span text:style-name="T2">9. Power over Ethernet (PoE) Support</text:span></text:span></text:h>
      <text:list text:style-name="L9">
        <text:list-item>
          <text:p text:style-name="P9"><text:span text:style-name="T2">Many APs support </text:span><text:span text:style-name="Strong_20_Emphasis"><text:span text:style-name="T2">PoE</text:span></text:span><text:span text:style-name="T2">, allowing power and data to be delivered over a single Ethernet cable.</text:span></text:p>
        </text:list-item>
        <text:list-item>
          <text:p text:style-name="P14">Eliminates the need for separate power adapters.</text:p>
        </text:list-item>
      </text:list>
      <text:h text:style-name="Heading_20_4" text:outline-level="4"><text:span text:style-name="Strong_20_Emphasis"><text:span text:style-name="T2">10. Mesh Networking (for Seamless Coverage)</text:span></text:span></text:h>
      <text:list text:style-name="L10">
        <text:list-item>
          <text:p text:style-name="P10"><text:span text:style-name="T2">Some APs support </text:span><text:span text:style-name="Strong_20_Emphasis"><text:span text:style-name="T2">Mesh Wi-Fi</text:span></text:span><text:span text:style-name="T2">, where multiple APs communicate wirelessly.</text:span></text:p>
        </text:list-item>
        <text:list-item>
          <text:p text:style-name="P10"><text:span text:style-name="T2">This extends coverage </text:span><text:span text:style-name="Strong_20_Emphasis"><text:span text:style-name="T2">without requiring Ethernet connections</text:span></text:span><text:span text:style-name="T2"> between all AP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3:17:12.835677753</meta:creation-date>
    <dc:date>2025-03-31T23:17:53.485765233</dc:date>
    <meta:editing-duration>PT41S</meta:editing-duration>
    <meta:editing-cycles>1</meta:editing-cycles>
    <meta:document-statistic meta:table-count="0" meta:image-count="0" meta:object-count="0" meta:page-count="2" meta:paragraph-count="33" meta:word-count="351" meta:character-count="2145" meta:non-whitespace-character-count="1847"/>
    <meta:generator>LibreOffice/24.2.7.2$Linux_X86_64 LibreOffice_project/420$Build-2</meta:generator>
  </office:meta>
</office:document-meta>
</file>